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3.6cm" svg:x="1.5cm" svg:y="5.6cm">
          <text:p text:style-name="P1">MIPS SIM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8cm" svg:height="3.2cm" svg:x="2.9cm" svg:y="1.9cm">
          <text:p text:style-name="P1">MIPS COD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8cm" svg:height="12.5cm" svg:x="1.5cm" svg:y="1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2.6cm" svg:x="1.7cm" svg:y="12cm">
          <text:p text:style-name="P1">Cons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cm" svg:height="2.6cm" svg:x="2.8cm" svg:y="15.6cm">
          <text:p text:style-name="P1">SysFi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cm" svg:height="2.6cm" svg:x="8.3cm" svg:y="17.6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cm" svg:height="2.6cm" svg:x="13.7cm" svg:y="15.5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cm" svg:height="2.6cm" svg:x="14.3cm" svg:y="11.9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9cm" svg:height="2.7cm" svg:x="7.6cm" svg:y="11.1cm">
          <text:p text:style-name="P1">Exception handl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6cm" svg:x="10.1cm" svg:y="9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layer="layout" svg:width="4.3cm" svg:height="0.962cm" svg:x="10.8cm" svg:y="9.7cm">
          <draw:text-box>
            <text:p>Exceptions</text:p>
          </draw:text-box>
        </draw:frame>
        <draw:custom-shape draw:style-name="gr1" draw:text-style-name="P1" draw:layer="layout" svg:width="5.8cm" svg:height="3.3cm" svg:x="2.1cm" svg:y="20.2cm">
          <text:p text:style-name="P1">Tests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1cm" svg:y1="20.7cm" svg:x2="8.9cm" svg:y2="20.1cm">
          <text:p/>
        </draw:line>
        <draw:line draw:style-name="gr6" draw:text-style-name="P1" draw:layer="layout" svg:x1="4.7cm" svg:y1="19.7cm" svg:x2="4.7cm" svg:y2="18.6cm">
          <text:p/>
        </draw:line>
        <draw:line draw:style-name="gr6" draw:text-style-name="P1" draw:layer="layout" svg:x1="3.43cm" svg:y1="19.8cm" svg:x2="3.13cm" svg:y2="18.1cm">
          <text:p/>
        </draw:line>
        <draw:line draw:style-name="gr6" draw:text-style-name="P1" draw:layer="layout" svg:x1="8.2cm" svg:y1="21.6cm" svg:x2="9.6cm" svg:y2="20.7cm">
          <text:p/>
        </draw:line>
        <draw:line draw:style-name="gr6" draw:text-style-name="P1" draw:layer="layout" svg:x1="8.4cm" svg:y1="22.5cm" svg:x2="10.5cm" svg:y2="21.5cm">
          <text:p/>
        </draw:line>
        <draw:custom-shape draw:style-name="gr1" draw:text-style-name="P1" draw:layer="layout" svg:width="18cm" svg:height="2.8cm" svg:x="1.5cm" svg:y="24.9cm">
          <text:p text:style-name="P1">LINUX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7cm" svg:y1="13.8cm" svg:x2="10.8cm" svg:y2="17.6cm">
          <text:p/>
        </draw:line>
        <draw:line draw:style-name="gr7" draw:text-style-name="P1" draw:layer="layout" svg:x1="9.1cm" svg:y1="13.8cm" svg:x2="7.3cm" svg:y2="16.2cm">
          <text:p/>
        </draw:line>
        <draw:line draw:style-name="gr7" draw:text-style-name="P1" draw:layer="layout" svg:x1="11.9cm" svg:y1="13.8cm" svg:x2="14cm" svg:y2="16.1cm">
          <text:p/>
        </draw:line>
        <draw:line draw:style-name="gr7" draw:text-style-name="P1" draw:layer="layout" svg:x1="6.6cm" svg:y1="13.1cm" svg:x2="7.8cm" svg:y2="13cm">
          <text:p/>
        </draw:line>
        <draw:line draw:style-name="gr7" draw:text-style-name="P1" draw:layer="layout" svg:x1="13.314cm" svg:y1="13cm" svg:x2="14.414cm" svg:y2="13.1cm">
          <text:p/>
        </draw:line>
        <draw:line draw:style-name="gr7" draw:text-style-name="P1" draw:layer="layout" svg:x1="11.2cm" svg:y1="13.9cm" svg:x2="14.9cm" svg:y2="20.5cm">
          <text:p/>
        </draw:line>
        <draw:custom-shape draw:style-name="gr1" draw:text-style-name="P1" draw:layer="layout" svg:width="5.7cm" svg:height="2.9cm" svg:x="12.9cm" svg:y="20.8cm">
          <text:p text:style-name="P1">Not syscall</text:p>
          <text:p text:style-name="P1">exception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4-01-08T12:37:08</meta:creation-date>
    <dc:date>2014-01-08T12:51:20</dc:date>
    <dc:creator>lucas 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